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kadiusz Gil</meta:initial-creator>
    <meta:creation-date>2016-01-12T17:52:01.000929170</meta:creation-date>
    <meta:document-statistic meta:object-count="25"/>
    <meta:generator>LibreOffice/4.4.3.2$Linux_X86_64 LibreOffice_project/40$Build-2</meta:generator>
  </office:meta>
</office:document-meta>
</file>